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1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number-columns-repeated="2"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number-columns-repeated="2"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office:value-type="float" office:value="49">
            <text:p>49</text:p>
          </table:table-cell>
          <table:table-cell table:style-name="ce2"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table:number-columns-repeated="2"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table:number-columns-repeated="2"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2"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table:number-columns-repeated="2"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2"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.10.2020</text:date>, <text:time>15:57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20-10-29T15:57:37.04</dc:date>
    <meta:editing-duration>PT00H01M48S</meta:editing-duration>
    <meta:editing-cycles>2</meta:editing-cycles>
    <meta:document-statistic meta:table-count="1" meta:cell-count="1089" meta:object-count="0"/>
  </office:meta>
</office:document-meta>
</file>